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2.813cm"/>
    </style:style>
    <style:style style:name="co5" style:family="table-column">
      <style:table-column-properties fo:break-before="auto" style:column-width="2.732cm"/>
    </style:style>
    <style:style style:name="co6" style:family="table-column">
      <style:table-column-properties fo:break-before="auto" style:column-width="2.6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.997cm" svg:height="9.004cm" svg:x="7.021cm" svg:y="7.809cm">
            <draw:object draw:notify-on-update-of-ranges="Tabelle1.A1:Tabelle1.A1 Tabelle1.A3:Tabelle1.A12 Tabelle1.C1:Tabelle1.C1 Tabelle1.C3:Tabelle1.C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Helligkeit</text:p>
          </table:table-cell>
          <table:table-cell office:value-type="string" calcext:value-type="string">
            <text:p>10xweiß @12V</text:p>
          </table:table-cell>
          <table:table-cell office:value-type="string" calcext:value-type="string">
            <text:p>1x weiß @12V</text:p>
          </table:table-cell>
          <table:table-cell office:value-type="string" calcext:value-type="string">
            <text:p>10xweiß @7,8V</text:p>
          </table:table-cell>
          <table:table-cell office:value-type="string" calcext:value-type="string">
            <text:p>1x weiß @7,8V</text:p>
          </table:table-cell>
          <table:table-cell office:value-type="string" calcext:value-type="string">
            <text:p>10xgrün @12V</text:p>
          </table:table-cell>
          <table:table-cell office:value-type="string" calcext:value-type="string">
            <text:p>1xgrün @12V</text:p>
          </table:table-cell>
          <table:table-cell office:value-type="string" calcext:value-type="string">
            <text:p>10xweiß @12V</text:p>
          </table:table-cell>
          <table:table-cell office:value-type="string" calcext:value-type="string">
            <text:p>1xweiß @12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.4" calcext:value-type="float">
            <text:p>34,4</text:p>
          </table:table-cell>
          <table:table-cell/>
          <table:table-cell office:value-type="float" office:value="45.4" calcext:value-type="float">
            <text:p>45,4</text:p>
          </table:table-cell>
          <table:table-cell table:number-columns-repeated="3"/>
          <table:table-cell office:value-type="float" office:value="32.8" calcext:value-type="float">
            <text:p>32,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.1" calcext:value-type="float">
            <text:p>35,1</text:p>
          </table:table-cell>
          <table:table-cell table:formula="of:=([.B3]-[.$B$2])/10" office:value-type="float" office:value="0.0700000000000003" calcext:value-type="float">
            <text:p>0,070000000000000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formula="of:=([.B4]-[.$B$2])/10" office:value-type="float" office:value="0.46" calcext:value-type="float">
            <text:p>0,4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.9" calcext:value-type="float">
            <text:p>45,9</text:p>
          </table:table-cell>
          <table:table-cell table:formula="of:=([.B5]-[.$B$2])/10" office:value-type="float" office:value="1.15" calcext:value-type="float">
            <text:p>1,1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.5" calcext:value-type="float">
            <text:p>55,5</text:p>
          </table:table-cell>
          <table:table-cell table:formula="of:=([.B6]-[.$B$2])/10" office:value-type="float" office:value="2.11" calcext:value-type="float">
            <text:p>2,11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9.5" calcext:value-type="float">
            <text:p>69,5</text:p>
          </table:table-cell>
          <table:table-cell table:formula="of:=([.B7]-[.$B$2])/10" office:value-type="float" office:value="3.51" calcext:value-type="float">
            <text:p>3,5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table:formula="of:=([.B8]-[.$B$2])/10" office:value-type="float" office:value="5.26" calcext:value-type="float">
            <text:p>5,26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9.2" calcext:value-type="float">
            <text:p>109,2</text:p>
          </table:table-cell>
          <table:table-cell table:formula="of:=([.B9]-[.$B$2])/10" office:value-type="float" office:value="7.48" calcext:value-type="float">
            <text:p>7,48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7.8" calcext:value-type="float">
            <text:p>137,8</text:p>
          </table:table-cell>
          <table:table-cell table:formula="of:=([.B10]-[.$B$2])/10" office:value-type="float" office:value="10.34" calcext:value-type="float">
            <text:p>10,34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formula="of:=([.F10]-[.$B$2])/10" office:value-type="float" office:value="3.36" calcext:value-type="float">
            <text:p>3,36</text:p>
          </table:table-cell>
          <table:table-cell office:value-type="float" office:value="120" calcext:value-type="float">
            <text:p>120</text:p>
          </table:table-cell>
          <table:table-cell table:formula="of:=([.H10]-[.$H$2])/10" office:value-type="float" office:value="8.72" calcext:value-type="float">
            <text:p>8,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5" calcext:value-type="float">
            <text:p>175</text:p>
          </table:table-cell>
          <table:table-cell table:formula="of:=([.B11]-[.$B$2])/10" office:value-type="float" office:value="14.06" calcext:value-type="float">
            <text:p>14,06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5.7" calcext:value-type="float">
            <text:p>225,7</text:p>
          </table:table-cell>
          <table:table-cell table:formula="of:=([.B12]-[.$B$2])/10" office:value-type="float" office:value="19.13" calcext:value-type="float">
            <text:p>19,13</text:p>
          </table:table-cell>
          <table:table-cell office:value-type="float" office:value="426" calcext:value-type="float">
            <text:p>426</text:p>
          </table:table-cell>
          <table:table-cell table:formula="of:=([.D12]-[.$D$2])/10" office:value-type="float" office:value="38.06" calcext:value-type="float">
            <text:p>38,0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1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31T09:50:08.868001056</meta:creation-date>
    <dc:date>2026-01-31T19:15:20.393823324</dc:date>
    <meta:editing-duration>PT8H26M19S</meta:editing-duration>
    <meta:editing-cycles>1</meta:editing-cycles>
    <meta:document-statistic meta:table-count="1" meta:cell-count="49" meta:object-count="1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431cm" svg:y="4.203cm" style:legend-expansion="high" chart:style-name="ch2"/>
        <chart:plot-area chart:style-name="ch3" table:cell-range-address="Tabelle1.A1:Tabelle1.A1 Tabelle1.A3:Tabelle1.A12 Tabelle1.C1:Tabelle1.C1 Tabelle1.C3:Tabelle1.C12" chart:data-source-has-labels="row" svg:x="0.319cm" svg:y="0.18cm" svg:width="11.793cm" svg:height="8.645cm">
          <chart:coordinate-region svg:x="0.94cm" svg:y="0.38cm" svg:width="10.985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C3:Tabelle1.C12" chart:label-cell-address="Tabelle1.C1:Tabelle1.C1" chart:class="chart:scatter">
            <chart:domain table:cell-range-address="Tabelle1.A3:Tabelle1.A12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1x weiß @12V</text:p>
                <draw:g>
                  <svg:desc>Tabelle1.C1:Tabe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Tabelle1.A3:Tabelle1.A12</svg:desc>
                </draw:g>
              </table:table-cell>
              <table:table-cell office:value-type="float" office:value="0.0700000000000003">
                <text:p>0.0700000000000003</text:p>
                <draw:g>
                  <svg:desc>Tabelle1.C3:Tabelle1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5.26">
                <text:p>5.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0.34">
                <text:p>10.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4.06">
                <text:p>14.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9.13">
                <text:p>19.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